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ALTA PAIMA, CHRISTOPHER JAVI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514100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YALTA PAIMA, CHRISTOPHER JAVI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51410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YALTA RUIZ, PERCY JAVI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571204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3:36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